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055c" officeooo:paragraph-rsid="0012055c"/>
    </style:style>
    <style:style style:name="P2" style:family="paragraph" style:parent-style-name="Text_20_body">
      <style:text-properties officeooo:rsid="00130e01" officeooo:paragraph-rsid="00130e01"/>
    </style:style>
    <style:style style:name="T1" style:family="text">
      <style:text-properties officeooo:rsid="0012055c"/>
    </style:style>
    <style:style style:name="T2" style:family="text">
      <style:text-properties officeooo:rsid="00130e01"/>
    </style:style>
    <style:style style:name="T3" style:family="text">
      <style:text-properties officeooo:rsid="00136b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st<text:span text:style-name="T2">D</text:span>xf03<text:span text:style-name="T2">L</text:span>ib</text:p>
      <text:h text:style-name="Heading_20_1" text:outline-level="1">Overview</text:h>
      <text:p text:style-name="P2">Storing Lib for dxflib data.</text:p>
      <text:p text:style-name="P2">For every record type in dxflib this lib handles a storing table <text:span text:style-name="T3">space.</text:span></text:p>
      <text:h text:style-name="Heading_20_1" text:outline-level="1">Table Main</text:h>
      <text:p text:style-name="P1">Table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P1"/>
      <text:h text:style-name="Heading_20_1" text:outline-level="1">Table Layer</text:h>
      <text:p text:style-name="P1">Table</text:p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Table_20_Contents"/>
          </table:table-cell>
          <table:table-cell table:style-name="Tabelle2.B1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P1"/>
      <text:h text:style-name="Heading_20_1" text:outline-level="1">Table Blocks</text:h>
      <text:p text:style-name="P1">Table</text:p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Table_20_Contents"/>
          </table:table-cell>
          <table:table-cell table:style-name="Tabelle3.B1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</table:table>
      <text:p text:style-name="P1"/>
      <text:h text:style-name="Heading_20_1" text:outline-level="1">Table Entity (Example)</text:h>
      <text:p text:style-name="P1">Table</text:p>
      <table:table table:name="Tabelle4" table:style-name="Tabelle4">
        <table:table-column table:style-name="Tabelle4.A" table:number-columns-repeated="2"/>
        <table:table-row>
          <table:table-cell table:style-name="Tabelle4.A1" office:value-type="string">
            <text:p text:style-name="Table_20_Contents"/>
          </table:table-cell>
          <table:table-cell table:style-name="Tabelle4.B1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B2" office:value-type="string">
            <text:p text:style-name="Table_20_Contents"/>
          </table:table-cell>
        </table:table-row>
      </table:table>
      <text:p text:style-name="P1"/>
      <text:p text:style-name="P1">End of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7:09:19.451771147</meta:creation-date>
    <dc:date>2019-01-22T07:17:42.407038864</dc:date>
    <meta:editing-duration>PT8M24S</meta:editing-duration>
    <meta:editing-cycles>4</meta:editing-cycles>
    <meta:generator>LibreOffice/6.0.7.3$Linux_X86_64 LibreOffice_project/00m0$Build-3</meta:generator>
    <meta:document-statistic meta:table-count="4" meta:image-count="0" meta:object-count="0" meta:page-count="1" meta:paragraph-count="13" meta:word-count="36" meta:character-count="208" meta:non-whitespace-character-count="185"/>
  </office:meta>
</office:document-meta>
</file>